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2900">
            <text:p>2900</text:p>
          </table:table-cell>
          <table:table-cell/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string">
            <text:p>5000+244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string">
            <text:p>10000-154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string">
            <text:p>5000+240</text:p>
          </table:table-cell>
          <table:table-cell office:value-type="float" office:value="37000">
            <text:p>37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2450">
            <text:p>245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string">
            <text:p>7000-3800</text:p>
          </table:table-cell>
          <table:table-cell/>
          <table:table-cell table:formula="of:=SUM([.K2];[.K5];[.K7];[.K33])" office:value-type="float" office:value="115900">
            <text:p>1159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string">
            <text:p>10000-3300</text:p>
          </table:table-cell>
          <table:table-cell/>
          <table:table-cell table:formula="of:=SUM([.G3];[.G33])" office:value-type="float" office:value="85400">
            <text:p>854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1550">
            <text:p>1550</text:p>
          </table:table-cell>
          <table:table-cell/>
          <table:table-cell table:style-name="ce2" table:formula="of:=[.L9]-[.L10]" office:value-type="float" office:value="30500">
            <text:p>30500</text:p>
          </table:table-cell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string">
            <text:p>10000-5050</text:p>
          </table:table-cell>
          <table:table-cell table:number-columns-repeated="2"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office:value-type="float" office:value="-650">
            <text:p>-6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string">
            <text:p>6000-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string">
            <text:p>13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string">
            <text:p>12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string">
            <text:p>10000-4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string">
            <text:p>10000-1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7" office:value-type="string">
            <text:p>4000-4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ce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3100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string">
            <text:p>7000-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string">
            <text:p>5000-1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2950">
            <text:p>1295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8:.F58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8];[.F58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8:.F58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8];[.C58];[.E58];[.F58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8:.D58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8];[.D58];[.F58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8];[.C58];[.D58];[.F58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8])" office:value-type="float" office:value="340.909090909091">
            <text:p>340.9090909091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D58];[.F58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];[.C58];[.D58];[.E58];[.F58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E58];[.F58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F58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3:.H60])" office:value-type="float" office:value="38300">
            <text:p>383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table:number-columns-repeated="4"/>
          <table:table-cell table:style-name="ce2" table:formula="of:=SUM([.B64:.F64])" office:value-type="float" office:value="7200">
            <text:p>7200</text:p>
          </table:table-cell>
          <table:table-cell table:style-name="ce8" table:formula="of:=SUM([.B89:.F89])" office:value-type="float" office:value="400">
            <text:p>400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9:.F89])" office:value-type="float" office:value="400">
            <text:p>400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9:.F89])" office:value-type="float" office:value="400">
            <text:p>400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89:.F89])" office:value-type="float" office:value="400">
            <text:p>400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89:.F89])" office:value-type="float" office:value="400">
            <text:p>400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89:.F89])" office:value-type="float" office:value="400">
            <text:p>40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89];[.F89])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89:.F89])" office:value-type="float" office:value="400">
            <text:p>400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9];[.C89];[.E89];[.F89])" office:value-type="float" office:value="400">
            <text:p>40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9:.D89])" office:value-type="float" office:value="400">
            <text:p>40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table:number-columns-repeated="4"/>
          <table:table-cell table:formula="of:=SUM([.B89];[.D89];[.F89])" office:value-type="float" office:value="400">
            <text:p>40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89:.F89])" office:value-type="float" office:value="400">
            <text:p>400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2"/>
          <table:table-cell office:value-type="string">
            <text:p>-Karen</text:p>
          </table:table-cell>
          <table:table-cell table:number-columns-repeated="2"/>
          <table:table-cell table:formula="of:=SUM([.B89];[.C89];[.D89];[.F89])" office:value-type="float" office:value="400">
            <text:p>400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ina</text:p>
          </table:table-cell>
          <table:table-cell table:number-columns-repeated="5"/>
          <table:table-cell table:formula="of:=SUM([.A89:.F89])" office:value-type="float" office:value="400">
            <text:p>400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89])" office:value-type="float" office:value="400">
            <text:p>400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89:.F89])" office:value-type="float" office:value="400">
            <text:p>400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9])"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9];[.D89];[.F89])" office:value-type="float" office:value="0">
            <text:p>0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89:.F89])" office:value-type="float" office:value="400">
            <text:p>400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];[.C89];[.D89];[.E89];[.F89])" office:value-type="float" office:value="400">
            <text:p>40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9];[.E89];[.F89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64]/18" office:value-type="float" office:value="400">
            <text:p>400</text:p>
          </table:table-cell>
          <table:table-cell table:style-name="ce2" table:formula="of:=[.C64]/21" office:value-type="float" office:value="0">
            <text:p>0</text:p>
          </table:table-cell>
          <table:table-cell table:style-name="ce2" table:formula="of:=[.D64]/22" office:value-type="float" office:value="0">
            <text:p>0</text:p>
          </table:table-cell>
          <table:table-cell table:style-name="ce2" table:formula="of:=[.E64]/18" office:value-type="float" office:value="0">
            <text:p>0</text:p>
          </table:table-cell>
          <table:table-cell table:style-name="ce2" table:formula="of:=[.F64]/2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89:.F89])" office:value-type="float" office:value="400">
            <text:p>40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89])" office:value-type="float" office:value="400">
            <text:p>40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4:.H91])" office:value-type="float" office:value="7600">
            <text:p>76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2/22/2016</text:date>, <text:time>11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22T11:16:22</dc:date>
    <meta:editing-duration>P4DT20H59M33S</meta:editing-duration>
    <meta:editing-cycles>1870</meta:editing-cycles>
    <meta:generator>OpenOffice/4.1.1$Unix OpenOffice.org_project/411m6$Build-9775</meta:generator>
    <dc:creator>Hasmik Dabaghyan</dc:creator>
    <meta:document-statistic meta:table-count="11" meta:cell-count="4492" meta:object-count="0"/>
  </office:meta>
</office:document-meta>
</file>